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lary</text:p>
          </table:table-cell>
          <table:table-cell table:style-name="Default" office:value-type="string" calcext:value-type="string">
            <text:p>Birth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1991-04-18" calcext:value-type="date">
            <text:p>1991-04-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er</text:p>
          </table:table-cell>
          <table:table-cell office:value-type="float" office:value="12000" calcext:value-type="float">
            <text:p>12000</text:p>
          </table:table-cell>
          <table:table-cell office:value-type="date" office:date-value="1982-09-30" calcext:value-type="date">
            <text:p>1982-09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y</text:p>
          </table:table-cell>
          <table:table-cell office:value-type="float" office:value="11000" calcext:value-type="float">
            <text:p>11000</text:p>
          </table:table-cell>
          <table:table-cell office:value-type="date" office:date-value="1991-10-01" calcext:value-type="date">
            <text:p>1991-10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gran</text:p>
          </table:table-cell>
          <table:table-cell office:value-type="float" office:value="12000" calcext:value-type="float">
            <text:p>12000</text:p>
          </table:table-cell>
          <table:table-cell office:value-type="date" office:date-value="1988-07-15" calcext:value-type="date">
            <text:p>1988-07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5:00:38.976235961</meta:creation-date>
    <dc:date>2021-10-14T15:06:42.061089088</dc:date>
    <meta:editing-duration>PT6M3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